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f6567" officeooo:paragraph-rsid="001f6567"/>
    </style:style>
    <style:style style:name="P2" style:family="paragraph" style:parent-style-name="Standard">
      <style:text-properties style:font-name="Liberation Serif" fo:font-size="10.5pt" style:font-size-asian="10.5pt" style:font-size-complex="10.5pt"/>
    </style:style>
    <style:style style:name="P3" style:family="paragraph" style:parent-style-name="Standard">
      <style:text-properties fo:font-size="10.5pt" officeooo:rsid="001f6567" officeooo:paragraph-rsid="001f6567" style:font-size-asian="10.5pt" style:font-size-complex="10.5pt"/>
    </style:style>
    <style:style style:name="P4" style:family="paragraph" style:parent-style-name="Standard">
      <style:text-properties fo:font-size="10.5pt" officeooo:rsid="0021a0c8" officeooo:paragraph-rsid="0021a0c8" style:font-size-asian="10.5pt" style:font-size-complex="10.5pt"/>
    </style:style>
    <style:style style:name="P5" style:family="paragraph" style:parent-style-name="Standard">
      <style:text-properties fo:font-size="10.5pt" officeooo:rsid="0020697c" officeooo:paragraph-rsid="0020697c" style:font-size-asian="10.5pt" style:font-size-complex="10.5pt"/>
    </style:style>
    <style:style style:name="P6" style:family="paragraph" style:parent-style-name="Standard" style:list-style-name="L1"/>
    <style:style style:name="P7" style:family="paragraph" style:parent-style-name="Standard" style:list-style-name="L2"/>
    <style:style style:name="P8" style:family="paragraph" style:parent-style-name="Standard" style:list-style-name="L3"/>
    <style:style style:name="P9" style:family="paragraph" style:parent-style-name="Standard" style:list-style-name="L4"/>
    <style:style style:name="P10" style:family="paragraph" style:parent-style-name="Standard" style:list-style-name="L5"/>
    <style:style style:name="P11" style:family="paragraph" style:parent-style-name="Standard" style:list-style-name="L6"/>
    <style:style style:name="P12" style:family="paragraph" style:parent-style-name="Standard" style:list-style-name="L7"/>
    <style:style style:name="P13" style:family="paragraph" style:parent-style-name="Standard" style:list-style-name="L8"/>
    <style:style style:name="P14" style:family="paragraph" style:parent-style-name="Standard" style:list-style-name="L9"/>
    <style:style style:name="P15" style:family="paragraph" style:parent-style-name="Standard" style:list-style-name="L10"/>
    <style:style style:name="P16" style:family="paragraph" style:parent-style-name="Standard" style:list-style-name="L11"/>
    <style:style style:name="P17" style:family="paragraph" style:parent-style-name="Standard" style:list-style-name="L12"/>
    <style:style style:name="P18" style:family="paragraph" style:parent-style-name="Standard" style:list-style-name="L13"/>
    <style:style style:name="T1" style:family="text">
      <style:text-properties officeooo:rsid="0020697c"/>
    </style:style>
    <style:style style:name="T2" style:family="text">
      <style:text-properties officeooo:rsid="0021a0c8"/>
    </style:style>
    <style:style style:name="T3" style:family="text">
      <style:text-properties style:font-name="Liberation Serif" fo:font-size="10.5pt" style:font-size-asian="10.5pt" style:font-size-complex="10.5pt"/>
    </style:style>
    <style:style style:name="T4" style:family="text">
      <style:text-properties officeooo:rsid="0025619e"/>
    </style:style>
    <style:style style:name="T5" style:family="text">
      <style:text-properties officeooo:rsid="00275e8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sercitazioni universitarie: Raffinamento requisiti</text:p>
      <text:p text:style-name="P1"/>
      <text:p text:style-name="P3">1) Corso</text:p>
      <text:p text:style-name="P4">attributi:</text:p>
      <text:p text:style-name="P3"><text:s text:c="5"/>1.1) nome : Stringa</text:p>
      <text:p text:style-name="P3"><text:s text:c="5"/>1.2) numero credifi formativi : <text:span text:style-name="T4">Reale</text:span> &gt; 0</text:p>
      <text:p text:style-name="P3"><text:s text:c="5"/>1.3) docenti (più di uno) : Stringa</text:p>
      <text:p text:style-name="P3"><text:s text:c="5"/>1.4) anno accademico : Stringa</text:p>
      <text:p text:style-name="P5"><text:s text:c="5"/>1.5) esercitazioni : Stringa (v. req. 2)</text:p>
      <text:p text:style-name="P4">operazioni:</text:p>
      <text:list xml:id="list3036281028" text:style-name="L1">
        <text:list-item>
          <text:p text:style-name="P6"><text:span text:style-name="Source_20_Text"><text:span text:style-name="T3">aggiungiEsercitazione(e: Esercitazione): void</text:span></text:span><text:span text:style-name="T3"><text:line-break/>Aggiunge una nuova esercitazione al corso.</text:span></text:p>
        </text:list-item>
      </text:list>
      <text:list xml:id="list67467007" text:style-name="L2">
        <text:list-item>
          <text:p text:style-name="P7"><text:span text:style-name="Source_20_Text"><text:span text:style-name="T3">rimuoviEsercitazione(e: Esercitazione): void</text:span></text:span><text:span text:style-name="T3"><text:line-break/>Rimuove un'esercitazione dal corso.</text:span></text:p>
        </text:list-item>
      </text:list>
      <text:list xml:id="list1745246229" text:style-name="L3">
        <text:list-item>
          <text:p text:style-name="P8"><text:span text:style-name="Source_20_Text"><text:span text:style-name="T3">docenti(): String[]</text:span></text:span><text:span text:style-name="T3"><text:line-break/>Restituisce un elenco dei docenti del corso.</text:span></text:p>
        </text:list-item>
      </text:list>
      <text:list xml:id="list2351177461" text:style-name="L4">
        <text:list-item>
          <text:p text:style-name="P9"><text:span text:style-name="Source_20_Text"><text:span text:style-name="T3">numeroCrediti(): int</text:span></text:span><text:span text:style-name="T3"><text:line-break/>Restituisce il numero di crediti formativi del corso.</text:span></text:p>
        </text:list-item>
      </text:list>
      <text:list xml:id="list2704842256" text:style-name="L5">
        <text:list-item>
          <text:p text:style-name="P10"><text:span text:style-name="Source_20_Text"><text:span text:style-name="T3">annoAccademico(): String</text:span></text:span><text:span text:style-name="T3"><text:line-break/>Restituisce l'anno accademico del corso.</text:span></text:p>
        </text:list-item>
      </text:list>
      <text:list xml:id="list3547873030" text:style-name="L6">
        <text:list-item>
          <text:p text:style-name="P11"><text:span text:style-name="Source_20_Text"><text:span text:style-name="T3">esercitazioni(): Esercitazione[]</text:span></text:span><text:span text:style-name="T3"><text:line-break/>Restituisce un elenco di tutte le esercitazioni associate al corso.</text:span></text:p>
        </text:list-item>
      </text:list>
      <text:p text:style-name="P4"/>
      <text:p text:style-name="P3"/>
      <text:p text:style-name="P3">2) Esercitazione<text:line-break/><text:span text:style-name="T2">attributi:</text:span></text:p>
      <text:p text:style-name="P3"><text:s text:c="4"/>2.1) codice: Stringa <text:span text:style-name="T1">{id}</text:span></text:p>
      <text:p text:style-name="P3"><text:s text:c="4"/>2.2) esercizi (v. req. 3)</text:p>
      <text:p text:style-name="P4">operazioni:</text:p>
      <text:list xml:id="list950494586" text:style-name="L7">
        <text:list-item>
          <text:p text:style-name="P12"><text:span text:style-name="Source_20_Text"><text:span text:style-name="T3">aggiungiEsercizio(e: Esercizio): void</text:span></text:span><text:span text:style-name="T3"><text:line-break/>Aggiunge un esercizio all'esercitazione.</text:span></text:p>
        </text:list-item>
        <text:list-item>
          <text:p text:style-name="P12"><text:span text:style-name="Source_20_Text"><text:span text:style-name="T3">rimuoviEsercizio(e: Esercizio): void</text:span></text:span><text:span text:style-name="T3"><text:line-break/>Rimuove un esercizio dall'esercitazione.</text:span></text:p>
        </text:list-item>
        <text:list-item>
          <text:p text:style-name="P12"><text:span text:style-name="Source_20_Text"><text:span text:style-name="T3">codice(): String</text:span></text:span><text:span text:style-name="T3"><text:line-break/>Restituisce il codice dell'esercitazione (identificatore).</text:span></text:p>
        </text:list-item>
        <text:list-item>
          <text:p text:style-name="P12"><text:span text:style-name="Source_20_Text"><text:span text:style-name="T3">esercizi(): Esercizio[]</text:span></text:span><text:span text:style-name="T3"><text:line-break/>Restituisce un elenco degli esercizi associati a questa esercitazione.</text:span></text:p>
        </text:list-item>
      </text:list>
      <text:p text:style-name="P4"/>
      <text:p text:style-name="P4"/>
      <text:p text:style-name="P4"/>
      <text:p text:style-name="P3">3) Esercizio (v. req. 2)<text:line-break/><text:span text:style-name="T2">attributi:</text:span></text:p>
      <text:p text:style-name="P3"><text:s text:c="4"/>3.1) testo: Stringa</text:p>
      <text:p text:style-name="P3"><text:s text:c="4"/>3.2) soluzione: Stringa</text:p>
      <text:p text:style-name="P3"><text:s text:c="4"/>3.3) esercitazioni in cui è presentato</text:p>
      <text:p text:style-name="P3"><text:s text:c="9"/>3.<text:span text:style-name="T5">3.1</text:span>) esercitazioni in cui è stato risolto</text:p>
      <text:p text:style-name="P4">operazioni:</text:p>
      <text:list xml:id="list2234490724" text:style-name="L8">
        <text:list-item>
          <text:p text:style-name="P13"><text:span text:style-name="Source_20_Text"><text:span text:style-name="T3">aggiungiEsercitazionePresentata(e: Esercitazione): void</text:span></text:span><text:span text:style-name="T3"><text:line-break/>Aggiunge un'esercitazione in cui l'esercizio è stato presentato.</text:span></text:p>
        </text:list-item>
      </text:list>
      <text:list xml:id="list2619778796" text:style-name="L9">
        <text:list-item>
          <text:p text:style-name="P14"><text:span text:style-name="Source_20_Text"><text:span text:style-name="T3">aggiungiEsercitazioneRisolto(e: Esercitazione): void</text:span></text:span><text:span text:style-name="T3"><text:line-break/>Aggiunge un'esercitazione in cui l'esercizio è stato risolto.</text:span></text:p>
        </text:list-item>
      </text:list>
      <text:list xml:id="list3297687793" text:style-name="L10">
        <text:list-item>
          <text:p text:style-name="P15"><text:span text:style-name="Source_20_Text"><text:span text:style-name="T3">testo(): String</text:span></text:span><text:span text:style-name="T3"><text:line-break/>Restituisce il testo dell'esercizio.</text:span></text:p>
        </text:list-item>
      </text:list>
      <text:list xml:id="list420820375" text:style-name="L11">
        <text:list-item>
          <text:p text:style-name="P16"><text:span text:style-name="Source_20_Text"><text:span text:style-name="T3">soluzione(): String</text:span></text:span><text:span text:style-name="T3"><text:line-break/>Restituisce la soluzione dell'esercizio.</text:span></text:p>
        </text:list-item>
      </text:list>
      <text:list xml:id="list843646349" text:style-name="L12">
        <text:list-item>
          <text:p text:style-name="P17"><text:span text:style-name="Source_20_Text"><text:span text:style-name="T3">esercitazioniPresentate(): Esercitazione[ ]</text:span></text:span><text:span text:style-name="T3"><text:line-break/>Restituisce un elenco delle esercitazioni in cui l'esercizio è stato presentato.</text:span></text:p>
        </text:list-item>
      </text:list>
      <text:list xml:id="list3848204548" text:style-name="L13">
        <text:list-item>
          <text:p text:style-name="P18"><text:span text:style-name="Source_20_Text"><text:span text:style-name="T3">esercitazioniRisolte(): Esercitazione[ ]</text:span></text:span><text:span text:style-name="T3"><text:line-break/>Restituisce un elenco delle esercitazioni in cui l'esercizio è stato risolto.</text:span></text:p>
        </text:list-item>
      </text:list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officeooo:rsid="0021a0c8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0.7cm" fo:margin-bottom="0.7cm" fo:margin-left="0.7cm" fo:margin-right="0.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23T12:28:28.121307551</meta:creation-date>
    <dc:date>2025-04-28T15:37:51.290696926</dc:date>
    <meta:editing-duration>PT45M14S</meta:editing-duration>
    <meta:editing-cycles>4</meta:editing-cycles>
    <meta:generator>LibreOffice/7.3.7.2$Linux_X86_64 LibreOffice_project/30$Build-2</meta:generator>
    <meta:document-statistic meta:table-count="0" meta:image-count="0" meta:object-count="0" meta:page-count="1" meta:paragraph-count="35" meta:word-count="242" meta:character-count="1955" meta:non-whitespace-character-count="1710"/>
  </office:meta>
</office:document-meta>
</file>